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Utils.createRegistry( int po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moteUtils.loadProps( String prop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moteUtils.createServerSocke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Utils.Remot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Utils.createSocke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Utils.configureGlobalCustomSocketFactory( final int timeoutMilli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